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officeooo:paragraph-rsid="0002d861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loext:contextual-spacing="false" fo:line-height="115%" fo:text-align="end" style:justify-single-word="false"/>
      <style:text-properties style:font-name="Open Sans" fo:font-size="12pt" fo:language="fr" fo:country="FR" officeooo:rsid="00023281" officeooo:paragraph-rsid="0002328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Open Sans" fo:font-size="12pt" fo:language="fr" fo:country="FR" officeooo:rsid="0004b4b8" officeooo:paragraph-rsid="0004b4b8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Open Sans" fo:font-size="12pt" fo:language="fr" fo:country="FR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Open Sans" fo:font-size="12pt" fo:language="fr" fo:country="FR" officeooo:rsid="0004b4b8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00841"/>
    </style:style>
    <style:style style:name="T2" style:family="text">
      <style:text-properties officeooo:rsid="000157fd"/>
    </style:style>
    <style:style style:name="T3" style:family="text">
      <style:text-properties officeooo:rsid="00023281"/>
    </style:style>
    <style:style style:name="T4" style:family="text">
      <style:text-properties officeooo:rsid="0002d861"/>
    </style:style>
    <style:style style:name="T5" style:family="text">
      <style:text-properties officeooo:rsid="0004b4b8"/>
    </style:style>
    <style:style style:name="T6" style:family="text">
      <style:text-properties officeooo:rsid="0005a1c5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8f14b" fo:background-color="#ffff00" loext:char-shading-value="0"/>
    </style:style>
    <style:style style:name="T9" style:family="text">
      <style:text-properties officeooo:rsid="00000841" fo:background-color="#ffff00" loext:char-shading-value="0"/>
    </style:style>
    <style:style style:name="T10" style:family="text">
      <style:text-properties officeooo:rsid="0002d861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INCENT</text:p>
      <text:p text:style-name="P5">Bastien</text:p>
      <text:p text:style-name="P6">247 cours du général de Gaulle, 33170 Gradignan</text:p>
      <text:p text:style-name="P5">0750281410</text:p>
      <text:p text:style-name="P5">bastien.vincent41@yahoo.com</text:p>
      <text:p text:style-name="P1"/>
      <text:p text:style-name="P1">Objet : Candidature pour <text:span text:style-name="T5">le stage développeur Java / JEE - HEO.</text:span></text:p>
      <text:p text:style-name="P1"><text:tab/><text:tab/></text:p>
      <text:p text:style-name="P1"><text:tab/><text:tab/><text:tab/>Madame, Monsieur,</text:p>
      <text:p text:style-name="P1"/>
      <text:p text:style-name="P1"><text:tab/>Actuellement <text:span text:style-name="T1">en recherche d’un stage de 10 semaines pour avril 2019</text:span>. <text:span text:style-name="T1">Je souhaite postuler pour ce stage,</text:span> <text:span text:style-name="T2">dans le but</text:span> <text:span text:style-name="T2">d’</text:span>obtenir, <text:span text:style-name="T2">de</text:span> l’expérience professionnelle <text:span text:style-name="T1">ainsi que valider mon DUT informatique.</text:span></text:p>
      <text:p text:style-name="P1"/>
      <text:p text:style-name="P1"><text:span text:style-name="T8">J</text:span><text:span text:style-name="T7">e suis passionné par l'informatique, </text:span><text:span text:style-name="T9">la mécanique</text:span><text:span text:style-name="T7"> et le cyclisme.</text:span> <text:span text:style-name="T4">J’aime le travaille en groupe, lorsque que chacun peu donner son avis</text:span>. <text:span text:style-name="T7">Je suis </text:span><text:span text:style-name="T10">quelqu’un de</text:span><text:span text:style-name="T7"> débrouillard et </text:span><text:span text:style-name="T10">d’</text:span><text:span text:style-name="T7">habile de mes mains.</text:span></text:p>
      <text:p text:style-name="P2"/>
      <text:p text:style-name="P2">J<text:span text:style-name="T1">e suis en 2ème année de DUT informatique, titulaire d’un Bac technologique auquel j’ai eu la mention très bien. J’ai passé une formation pour devenir initiateur à la FFCT, c’est à dire que je sais transmettre mon savoir et encadrer un groupes d’une douzaine de jeunes à la pratique du VTT. C’est une grande responsabilité qui m’est confiée quand je dois assurer leur sécurité.</text:span></text:p>
      <text:p text:style-name="P2"/>
      <text:p text:style-name="P4">Je maîtrise les langages java et sql, et <text:span text:style-name="T6">m’apprête à apprendre le jee en janvier à l’iut et apprendre à utiliser le programme jBoss par moi même.</text:span></text:p>
      <text:p text:style-name="P1"/>
      <text:p text:style-name="P2">Je reste à disposition pour plus de renseignement <text:span text:style-name="T4">et</text:span> vous remercie pour votre attention. </text:p>
      <text:p text:style-name="P2"><text:span text:style-name="T4">J</text:span>e vous prie d'a<text:span text:style-name="T3">gréer</text:span> mes sincères salutations Madame, Monsieur.</text:p>
      <text:p text:style-name="P1"/>
      <text:p text:style-name="P3">Bastien VINCENT 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41S</meta:editing-duration>
    <meta:editing-cycles>9</meta:editing-cycles>
    <meta:generator>LibreOffice/5.1.6.2$Linux_X86_64 LibreOffice_project/10m0$Build-2</meta:generator>
    <dc:date>2018-09-25T15:50:38.290020789</dc:date>
    <meta:print-date>2017-04-23T19:54:26.98</meta:print-date>
    <meta:document-statistic meta:table-count="0" meta:image-count="0" meta:object-count="0" meta:page-count="1" meta:paragraph-count="15" meta:word-count="204" meta:character-count="1287" meta:non-whitespace-character-count="1073"/>
    <meta:user-defined meta:name="Info 1"/>
    <meta:user-defined meta:name="Info 2"/>
    <meta:user-defined meta:name="Info 3"/>
    <meta:user-defined meta:name="Info 4"/>
  </office:meta>
</office:document-meta>
</file>